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c69aa" officeooo:paragraph-rsid="000c69aa"/>
    </style:style>
    <style:style style:name="P2" style:family="paragraph" style:parent-style-name="Standard">
      <style:text-properties officeooo:rsid="000c69aa" officeooo:paragraph-rsid="000d97f0"/>
    </style:style>
    <style:style style:name="P3" style:family="paragraph" style:parent-style-name="Standard">
      <style:text-properties officeooo:rsid="000d97f0" officeooo:paragraph-rsid="000d97f0"/>
    </style:style>
    <style:style style:name="P4" style:family="paragraph" style:parent-style-name="Standard">
      <style:text-properties officeooo:rsid="00125bb6" officeooo:paragraph-rsid="00125bb6"/>
    </style:style>
    <style:style style:name="P5" style:family="paragraph" style:parent-style-name="Standard">
      <style:text-properties officeooo:rsid="0012d11d" officeooo:paragraph-rsid="0012d11d"/>
    </style:style>
    <style:style style:name="P6" style:family="paragraph" style:parent-style-name="Standard">
      <style:text-properties officeooo:rsid="001720b6" officeooo:paragraph-rsid="001c3906"/>
    </style:style>
    <style:style style:name="P7" style:family="paragraph" style:parent-style-name="Standard">
      <style:text-properties officeooo:rsid="000fb642" officeooo:paragraph-rsid="000fb642"/>
    </style:style>
    <style:style style:name="P8" style:family="paragraph" style:parent-style-name="Standard">
      <style:text-properties officeooo:rsid="001c3906" officeooo:paragraph-rsid="000fb642"/>
    </style:style>
    <style:style style:name="P9" style:family="paragraph" style:parent-style-name="Standard">
      <style:text-properties officeooo:rsid="001c3906" officeooo:paragraph-rsid="001c3906"/>
    </style:style>
    <style:style style:name="P10" style:family="paragraph" style:parent-style-name="Standard">
      <style:text-properties officeooo:rsid="001edc77" officeooo:paragraph-rsid="001edc77"/>
    </style:style>
    <style:style style:name="T1" style:family="text">
      <style:text-properties fo:font-size="12pt" style:font-size-asian="12pt" style:font-size-complex="12pt"/>
    </style:style>
    <style:style style:name="T2" style:family="text">
      <style:text-properties fo:font-size="12pt" officeooo:rsid="0013d3d9" style:font-size-asian="12pt" style:font-size-complex="12pt"/>
    </style:style>
    <style:style style:name="T3" style:family="text">
      <style:text-properties fo:font-size="12pt" officeooo:rsid="00158ffc" style:font-size-asian="12pt" style:font-size-complex="12pt"/>
    </style:style>
    <style:style style:name="T4" style:family="text">
      <style:text-properties fo:font-size="12pt" officeooo:rsid="001b3409" style:font-size-asian="12pt" style:font-size-complex="12pt"/>
    </style:style>
    <style:style style:name="T5" style:family="text">
      <style:text-properties fo:font-size="12pt" officeooo:rsid="001c3906" style:font-size-asian="12pt" style:font-size-complex="12pt"/>
    </style:style>
    <style:style style:name="T6" style:family="text">
      <style:text-properties officeooo:rsid="001c3906"/>
    </style:style>
    <style:style style:name="T7" style:family="text">
      <style:text-properties officeooo:rsid="001dac59"/>
    </style:style>
    <style:style style:name="T8" style:family="text">
      <style:text-properties officeooo:rsid="002007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erformance Requirement</text:p>
      <text:p text:style-name="P1"/>
      <text:p text:style-name="P1">Speed</text:p>
      <text:p text:style-name="P4">Fasthost local sever company <text:s/>is physically located at South gate street. It is the reliable hosting company. It provides different packages and the speed of our transactions depends on the packages we purchase.</text:p>
      <text:p text:style-name="P5">Overall throughput speed depends on th<text:span text:style-name="T1">e location of the user but this will not create </text:span><text:span text:style-name="T2">any</text:span><text:span text:style-name="T1"> </text:span><text:span text:style-name="T2">massive change in access time. </text:span><text:span text:style-name="T3">The speed of retrieving data depends on the request of user if it just a text file access time will be faster if it is rather than text file like graphical image it will take some time to </text:span><text:span text:style-name="T5">process</text:span><text:span text:style-name="T3">.</text:span></text:p>
      <text:p text:style-name="P6"><text:span text:style-name="T3">T</text:span><text:span text:style-name="T1">he searching system is linear search so the searching speed is not that much fast. </text:span><text:span text:style-name="T4">The server can accept the multiple number of request at a time </text:span><text:span text:style-name="T5">and the response time is also fast.</text:span></text:p>
      <text:p text:style-name="P6"><text:span text:style-name="T1"><text:s/></text:span></text:p>
      <text:p text:style-name="P3">Capacity</text:p>
      <text:p text:style-name="P3"><text:s/>The storage capacity of the system <text:span text:style-name="T6">key term </text:span>which determine the how many data can be store <text:s/>and how many operation that system can support to run at the same time.</text:p>
      <text:p text:style-name="P2"/>
      <text:p text:style-name="P3">Accessible user at a time</text:p>
      <text:p text:style-name="P7">Each user are provided a unique user-Id of five character. This system can store up to 99,999 users. <text:span text:style-name="T6">Fasthost server has the client socket management system so the more than 100 user can access our site simultaneously. </text:span></text:p>
      <text:p text:style-name="P8"/>
      <text:p text:style-name="P9">Storage </text:p>
      <text:p text:style-name="P9">The package we <text:span text:style-name="T7">purchase provides us a 20GB of space for the website and extra 20GBto store data only which can be extend on the future. It also has 2Gb extra storage to store mail send by the user. The <text:s/>data we store will not be that huge at first, all the web site data and the number user data will be no more than 10GB. The storage capacity can increased in future as required. </text:span></text:p>
      <text:p text:style-name="P9"/>
      <text:p text:style-name="P10">Reliability</text:p>
      <text:p text:style-name="P10">Reliability indicate the quality of software. It determine how long the the system can run without being crash. To have good product reliability must be ensure. To make this website reliability various procedures has been carried out. <text:span text:style-name="T8">This system has three different kind of account admin, sponsor and user and they there own relative task. To make account secure each user will have five character of user-id and not less than 8 digit of password with various restriction. To make website secure web applicant fire wall Appli Cure. It protect the system form being crack and from SQL injection. To secure the data it store data in 2 different places excluding website storage one in on-line Cloud storage and other in admin or owner computer.</text:span></text:p>
      <text:p text:style-name="P10"/>
      <text:p text:style-name="P10">Usability</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1T21:15:46.241235117</meta:creation-date>
    <dc:date>2017-03-26T18:00:38.355791183</dc:date>
    <meta:editing-duration>PT38M9S</meta:editing-duration>
    <meta:editing-cycles>5</meta:editing-cycles>
    <meta:generator>LibreOffice/5.1.6.2$Linux_X86_64 LibreOffice_project/10m0$Build-2</meta:generator>
    <meta:document-statistic meta:table-count="0" meta:image-count="0" meta:object-count="0" meta:page-count="1" meta:paragraph-count="15" meta:word-count="407" meta:character-count="2307" meta:non-whitespace-character-count="1906"/>
  </office:meta>
</office:document-meta>
</file>